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officeooo:rsid="001a922e"/>
    </style:style>
    <style:style style:name="T3" style:family="text">
      <style:text-properties fo:font-variant="normal" fo:text-transform="none" fo:font-style="italic" style:font-style-asian="italic" style:font-style-complex="italic"/>
    </style:style>
    <style:style style:name="T4" style:family="text">
      <style:text-properties officeooo:rsid="01485f2f"/>
    </style:style>
    <style:style style:name="T5" style:family="text">
      <style:text-properties officeooo:rsid="01469185"/>
    </style:style>
    <style:style style:name="T6" style:family="text">
      <style:text-properties fo:font-variant="small-caps"/>
    </style:style>
    <style:style style:name="T7" style:family="text">
      <style:text-properties officeooo:rsid="0149343e"/>
    </style:style>
    <style:style style:name="T8" style:family="text">
      <style:text-properties officeooo:rsid="001d2f8f"/>
    </style:style>
    <style:style style:name="T9" style:family="text">
      <style:text-properties officeooo:rsid="01f025f2"/>
    </style:style>
    <style:style style:name="T10" style:family="text">
      <style:text-properties style:font-name="Nimbus Sans" fo:font-size="10pt" style:font-size-asian="10pt" style:font-size-complex="10pt"/>
    </style:style>
    <style:style style:name="T11" style:family="text">
      <style:text-properties fo:font-size="12pt" style:font-size-asian="12pt" style:font-size-complex="12pt"/>
    </style:style>
    <style:style style:name="T12" style:family="text">
      <style:text-properties fo:font-variant="normal" fo:text-transform="none"/>
    </style:style>
    <style:style style:name="T13" style:family="text">
      <style:text-properties fo:font-size="10.5pt" style:font-size-asian="10.5pt" style:font-size-complex="10.5pt"/>
    </style:style>
    <style:style style:name="T14" style:family="text">
      <style:text-properties style:font-name="Nimbus Sans" fo:font-size="10pt" style:font-size-asian="10pt" style:font-name-complex="Nimbus Sans" style:font-size-complex="10pt"/>
    </style:style>
    <style:style style:name="T15" style:family="text">
      <style:text-properties style:font-name="Nimbus Sans" fo:font-size="12pt" style:font-size-asian="12pt" style:font-name-complex="Nimbus Sans" style:font-size-complex="12pt"/>
    </style:style>
    <style:style style:name="T16" style:family="text">
      <style:text-properties style:font-name="Nimbus Sans" fo:font-size="10pt" fo:font-style="normal" style:font-size-asian="10pt" style:font-style-asian="normal" style:font-size-complex="10pt" style:font-style-complex="normal"/>
    </style:style>
    <style:style style:name="T17" style:family="text">
      <style:text-properties officeooo:rsid="015388a8"/>
    </style:style>
    <style:style style:name="T18" style:family="text">
      <style:text-properties officeooo:rsid="02ee40af"/>
    </style:style>
    <style:style style:name="T19" style:family="text">
      <style:text-properties officeooo:rsid="00111651"/>
    </style:style>
    <style:style style:name="T20" style:family="text">
      <style:text-properties fo:font-style="normal" style:font-style-asian="normal" style:font-style-complex="normal"/>
    </style:style>
    <style:style style:name="T21" style:family="text">
      <style:text-properties fo:font-size="11pt" style:font-size-asian="11pt" style:font-size-complex="11pt"/>
    </style:style>
    <style:style style:name="T22" style:family="text">
      <style:text-properties officeooo:rsid="0158ad5f"/>
    </style:style>
    <style:style style:name="T23" style:family="text">
      <style:text-properties fo:font-size="11.5pt" style:font-size-asian="11.5pt" style:font-size-complex="11.5pt"/>
    </style:style>
    <style:style style:name="T24" style:family="text">
      <style:text-properties fo:font-size="11pt" officeooo:rsid="001a922e" style:font-size-asian="11pt" style:font-size-complex="11pt"/>
    </style:style>
    <style:style style:name="T25" style:family="text">
      <style:text-properties fo:font-size="10pt" style:font-size-asian="10pt" style:font-size-complex="10pt"/>
    </style:style>
    <style:style style:name="T26" style:family="text">
      <style:text-properties fo:font-size="10pt" officeooo:rsid="001a922e" style:font-size-asian="10pt" style:font-size-complex="10pt"/>
    </style:style>
    <style:style style:name="T27" style:family="text">
      <style:text-properties officeooo:rsid="015a1836"/>
    </style:style>
    <style:style style:name="T28" style:family="text">
      <style:text-properties fo:font-variant="small-caps" officeooo:rsid="0212e37f"/>
    </style:style>
    <style:style style:name="T29" style:family="text">
      <style:text-properties officeooo:rsid="015cd32f"/>
    </style:style>
    <style:style style:name="T30" style:family="text">
      <style:text-properties officeooo:rsid="018b60dc"/>
    </style:style>
    <style:style style:name="T31" style:family="text">
      <style:text-properties officeooo:rsid="0187a486"/>
    </style:style>
    <style:style style:name="T32" style:family="text">
      <style:text-properties officeooo:rsid="018ba702"/>
    </style:style>
    <style:style style:name="T33" style:family="text">
      <style:text-properties officeooo:rsid="018c7831"/>
    </style:style>
    <style:style style:name="T34" style:family="text">
      <style:text-properties fo:font-size="11.5pt" fo:font-style="italic" style:font-size-asian="11.5pt" style:font-style-asian="italic" style:font-size-complex="11.5pt" style:font-style-complex="italic"/>
    </style:style>
    <style:style style:name="T35" style:family="text">
      <style:text-properties fo:font-size="12pt" fo:font-style="italic" style:font-size-asian="12pt" style:font-style-asian="italic" style:font-size-complex="12pt" style:font-style-complex="italic"/>
    </style:style>
    <style:style style:name="T36" style:family="text">
      <style:text-properties officeooo:rsid="0191f584"/>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4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text:a xlink:type="simple" xlink:href="#Chapter 08" text:style-name="Internet_20_link" text:visited-style-name="Visited_20_Internet_20_Link"><text:span text:style-name="T2">347 ➤</text:span></text:a>].</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3">sub-class</text:span> (another term for speciali<text:span text:style-name="T4">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3">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3">sub-class</text:span>, <text:span text:style-name="T1">derived class</text:span>, or <text:span text:style-name="T1">derived</text:span> to describe a <text:span text:style-name="T1">class</text:span> that inherits from (i.e., speciali<text:span text:style-name="T5">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5">(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3">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6">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text:a xlink:type="simple" xlink:href="#Chapter 08" text:style-name="Internet_20_link" text:visited-style-name="Visited_20_Internet_20_Link"><text:span text:style-name="T2">347 ➤</text:span></text:a>].)</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7">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3">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text:a xlink:type="simple" xlink:href="#The Point class’s inheritance hierarchy" text:style-name="Internet_20_link" text:visited-style-name="Visited_20_Internet_20_Link"><text:span text:style-name="T8">252 ➤</text:span></text:a>].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ext:bookmark-start text:name="The Point class’s inheritance hierarchy"/>The Point class’s inheritance hierarchy<text:bookmark-end text:name="The Point class’s inheritance hierarchy"/></text:p></draw:text-box></draw:frame><text:soft-page-break/>To create an <text:span text:style-name="Console">object</text:span>, two steps are necessary. first a raw or uninitiali<text:span text:style-name="T9">s</text:span>ed <text:span text:style-name="Console">object</text:span> must be created, and then the <text:span text:style-name="Console">object</text:span> must be initiali<text:span text:style-name="T9">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10">Alter­native Fuzzy­Bool</text:span></text:p><text:p text:style-name="P12"><text:span text:style-name="T11"><text:a xlink:href="#The alternative FuzzyBool class’s inheritance hierarchy" xlink:type="simple">268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2">sub-class</text:span> is another benefit of object-oriented programming—if the base class method is sufficient we don’t have to reimplement it in our <text:span text:style-name="T12">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9">s</text:span>ed object. Then Python looks for the <text:span text:style-name="T12">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9">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2">initialiser</text:span>, and assigned the values of the <text:span text:style-name="Console">x</text:span> and <text:span text:style-name="Console">y</text:span> parameters. Since Python will find this <text:span text:style-name="T12">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text:a xlink:type="simple" xlink:href="#Comparison Special Methods" text:style-name="Internet_20_link" text:visited-style-name="Visited_20_Internet_20_Link"><text:span text:style-name="T2">254 ➤</text:span></text:a>].</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3">__lt__(self, other)</text:span></text:span></text:p>
          </table:table-cell>
          <table:table-cell table:style-name="Table-6.1-Comparison-Special-Methods.B3" office:value-type="string">
            <text:p text:style-name="P16"><text:span text:style-name="Console"><text:span text:style-name="T13">x &lt; y</text:span></text:span></text:p>
          </table:table-cell>
          <table:table-cell table:style-name="Table-6.1-Comparison-Special-Methods.C3" office:value-type="string">
            <text:p text:style-name="P16"><text:span text:style-name="T13">Returns </text:span><text:span text:style-name="Console"><text:span text:style-name="T13">True</text:span></text:span><text:span text:style-name="T13"> if </text:span><text:span text:style-name="Console"><text:span text:style-name="T13">x</text:span></text:span><text:span text:style-name="T13"> is less than </text:span><text:span text:style-name="Console"><text:span text:style-name="T13">y</text:span></text:span></text:p>
          </table:table-cell>
        </table:table-row>
        <table:table-row table:style-name="Table-6.1-Comparison-Special-Methods.1">
          <table:table-cell table:style-name="Table-6.1-Comparison-Special-Methods.A4" office:value-type="string">
            <text:p text:style-name="P16"><text:span text:style-name="Console"><text:span text:style-name="T13">__le__(self, other)</text:span></text:span></text:p>
          </table:table-cell>
          <table:table-cell table:style-name="Table-6.1-Comparison-Special-Methods.B4" office:value-type="string">
            <text:p text:style-name="P16"><text:span text:style-name="Console"><text:span text:style-name="T13">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3">__eq__(self, other)</text:span></text:span></text:p>
          </table:table-cell>
          <table:table-cell table:style-name="Table-6.1-Comparison-Special-Methods.B5" office:value-type="string">
            <text:p text:style-name="P16"><text:span text:style-name="Console"><text:span text:style-name="T13">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3">__ne__(self, other)</text:span></text:span></text:p>
          </table:table-cell>
          <table:table-cell table:style-name="Table-6.1-Comparison-Special-Methods.B6" office:value-type="string">
            <text:p text:style-name="P16"><text:span text:style-name="Console"><text:span text:style-name="T13">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3">__ge__(self, other)</text:span></text:span></text:p>
          </table:table-cell>
          <table:table-cell table:style-name="Table-6.1-Comparison-Special-Methods.B7" office:value-type="string">
            <text:p text:style-name="P16"><text:span text:style-name="Console"><text:span text:style-name="T13">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3">__gt__(self, other)</text:span></text:span></text:p>
          </table:table-cell>
          <table:table-cell table:style-name="Table-6.1-Comparison-Special-Methods.B8" office:value-type="string">
            <text:p text:style-name="P16"><text:span text:style-name="Console"><text:span text:style-name="T13">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10">Fuzzy­Bool</text:span></text:p><text:p text:style-name="P12"><text:span text:style-name="T11"><text:a xlink:href="#The FuzzyBool class’s inheritance hierarchy" xlink:type="simple">263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text:span text:style-name="T2">(above) </text:span>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4">str.­format()</text:span></text:p><text:p><text:span text:style-name="T15"><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6">import</text:span></text:p><text:p><text:span text:style-name="T15"><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10">Dynamic code exec­ution</text:span></text:p><text:p text:style-name="P12"><text:span text:style-name="T11"><text:a xlink:href="#Dynamic Code Execution" xlink:type="simple">352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text:a xlink:type="simple" xlink:href="#Chapter 08" text:style-name="Internet_20_link" text:visited-style-name="Visited_20_Internet_20_Link"><text:span text:style-name="T2">347 ➤</text:span></text:a>]</text:p></text:note-body></text:note>. Here we have inherited the <text:span text:style-name="Console">Point</text:span> class—the inheritance hierarchy for <text:span text:style-name="Console">Circle</text:span> is shown in Figure 6.3 <text:span text:style-name="T17">(</text:span><text:span text:style-name="T18">below</text:span><text:span text:style-name="T17">)</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2">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6">Shallow and deep copying</text:span></text:p><text:p><text:span text:style-name="T15"><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text:a xlink:type="simple" xlink:href="#Chapter 08" text:style-name="Internet_20_link" text:visited-style-name="Visited_20_Internet_20_Link"><text:span text:style-name="T2">347 ➤</text:span></text:a>]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9">(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2">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text:a xlink:type="simple" xlink:href="#Chapter 09" text:style-name="Internet_20_link" text:visited-style-name="Visited_20_Internet_20_Link"><text:span text:style-name="T2">419 ➤</text:span></text:a>].)</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text:span text:style-name="T2">[</text:span><text:a xlink:type="simple" xlink:href="#Comparison Special Methods" text:style-name="Internet_20_link" text:visited-style-name="Visited_20_Internet_20_Link"><text:span text:style-name="T2">254 ⮜</text:span></text:a><text:span text:style-name="T2">]</text:span> lists the comparison special methods, Table 6.2 <text:span text:style-name="T2">[</text:span><text:a xlink:type="simple" xlink:href="#Fundamental Special Methods" text:style-name="Internet_20_link" text:visited-style-name="Visited_20_Internet_20_Link"><text:span text:style-name="T2">262 ➤</text:span></text:a><text:span text:style-name="T2">]</text:span> lists the fundamental special methods, and Table 6.3 <text:span text:style-name="T2">[</text:span><text:a xlink:type="simple" xlink:href="#Numeric and Bitwise Special Methods" text:style-name="Internet_20_link" text:visited-style-name="Visited_20_Internet_20_Link"><text:span text:style-name="T2">265 ➤</text:span></text:a><text:span text:style-name="T2">]</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20">FuzzyBool</text:span></text:span> type from scratch means that we must provide an attribute to hold the <text:span text:style-name="Console"><text:span text:style-name="T20">FuzzyBool</text:span></text:span>’s value and all the methods that we require. Here are the class line and the <text:span text:style-name="T12">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6">Shape-Alt.Circle.­radius property</text:span></text:p><text:p><text:span text:style-name="T15"><text:a xlink:href="#circle.radius property" xlink:type="simple">249 ⮜</text:a></text:span></text:p></draw:text-box></draw:frame>We have made the value attribute private because we want <text:span text:style-name="Console"><text:span text:style-name="T20">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he FuzzyBool class’s inheritance hierarchy" text:style-name="Internet_20_link" text:visited-style-name="Visited_20_Internet_20_Link"><text:span text:style-name="T2">263 ➤</text:span></text:a>].</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21">__bool__(self)</text:span></text:span></text:p>
          </table:table-cell>
          <table:table-cell table:style-name="Table-6.2-Fundamental-Special-Methods.B3" office:value-type="string">
            <text:p text:style-name="P33"><text:span text:style-name="Console"><text:span text:style-name="T21">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21">__format__(self,</text:span></text:span></text:p>
            <text:p text:style-name="P33"><text:span text:style-name="Console"><text:span text:style-name="T21"><text:s text:c="5"/>format_spec)</text:span></text:span></text:p>
          </table:table-cell>
          <table:table-cell table:style-name="Table-6.2-Fundamental-Special-Methods.B4" office:value-type="string">
            <text:p text:style-name="P33"><text:span text:style-name="Console"><text:span text:style-name="T21">"{0}".</text:span></text:span></text:p>
            <text:p text:style-name="P33"><text:span text:style-name="Console"><text:span text:style-name="T21"><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21">__hash__(self)</text:span></text:span></text:p>
          </table:table-cell>
          <table:table-cell table:style-name="Table-6.2-Fundamental-Special-Methods.B5" office:value-type="string">
            <text:p text:style-name="P33"><text:span text:style-name="Console"><text:span text:style-name="T21">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21">__init_(self,</text:span></text:span></text:p>
            <text:p text:style-name="P33"><text:span text:style-name="Console"><text:span text:style-name="T21"><text:s text:c="8"/>args)</text:span></text:span></text:p>
          </table:table-cell>
          <table:table-cell table:style-name="Table-6.2-Fundamental-Special-Methods.B6" office:value-type="string">
            <text:p text:style-name="P33"><text:span text:style-name="Console"><text:span text:style-name="T21">x = X(args)</text:span></text:span></text:p>
          </table:table-cell>
          <table:table-cell table:style-name="Table-6.2-Fundamental-Special-Methods.C6" office:value-type="string">
            <text:p text:style-name="P34">Called when an object is initiali<text:span text:style-name="T9">s</text:span>ed</text:p>
          </table:table-cell>
        </table:table-row>
        <table:table-row table:style-name="Table-6.2-Fundamental-Special-Methods.1">
          <table:table-cell table:style-name="Table-6.2-Fundamental-Special-Methods.A3" office:value-type="string">
            <text:p text:style-name="P33"><text:span text:style-name="Console"><text:span text:style-name="T21">__new_(cls, args)</text:span></text:span></text:p>
          </table:table-cell>
          <table:table-cell table:style-name="Table-6.2-Fundamental-Special-Methods.B7" office:value-type="string">
            <text:p text:style-name="P33"><text:span text:style-name="Console"><text:span text:style-name="T21">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21">__repr__(self)</text:span></text:span></text:p>
          </table:table-cell>
          <table:table-cell table:style-name="Table-6.2-Fundamental-Special-Methods.B8" office:value-type="string">
            <text:p text:style-name="P33"><text:span text:style-name="Console"><text:span text:style-name="T21">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10">Reimp­lement­ing __new­__()</text:span></text:p><text:p text:style-name="P12"><text:span text:style-name="T11"><text:a xlink:href="#__new__()" xlink:type="simple">268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6">ascii()</text:span></text:p><text:p><text:span text:style-name="T11"><text:a xlink:href="#ascii() function" xlink:type="simple">68 ⮜</text:a></text:span></text:p></draw:text-box></draw:frame><text:span text:style-name="Console"><text:span text:style-name="T21">__repr__(self)</text:span></text:span></text:p>
          </table:table-cell>
          <table:table-cell table:style-name="Table-6.2-Fundamental-Special-Methods.B9" office:value-type="string">
            <text:p text:style-name="P33"><text:span text:style-name="Console"><text:span text:style-name="T21">ascii(x)</text:span></text:span></text:p>
          </table:table-cell>
          <table:table-cell table:style-name="Table-6.2-Fundamental-Special-Methods.C9" office:value-type="string">
            <text:p text:style-name="P34">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6">Str.­format()</text:span></text:p><text:p><text:span text:style-name="T11"><text:a xlink:href="#str.format()" xlink:type="simple">84 ⮜</text:a></text:span></text:p></draw:text-box></draw:frame><text:span text:style-name="Console"><text:span text:style-name="T21">__str_(self)</text:span></text:span></text:p>
          </table:table-cell>
          <table:table-cell table:style-name="Table-6.2-Fundamental-Special-Methods.B10" office:value-type="string">
            <text:p text:style-name="P33"><text:span text:style-name="Console"><text:span text:style-name="T21">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2">__del__</text:span>() Special Method</text:p><text:p text:style-name="SideBar"><text:span text:style-name="T23">The </text:span><text:span text:style-name="Console"><text:span text:style-name="T23">_del__(self)</text:span></text:span><text:span text:style-name="T23"> special method is called when an object is destroyed—at least in theory. In practice, </text:span><text:span text:style-name="Console"><text:span text:style-name="T23">_del__()</text:span></text:span><text:span text:style-name="T23"> may never be called, even at program termination. Furthermore, when we write </text:span><text:span text:style-name="Inline_20_Code"><text:span text:style-name="T23">del x</text:span></text:span><text:span text:style-name="T23">, all that happens is that the object reference </text:span><text:span text:style-name="Console"><text:span text:style-name="T23">x</text:span></text:span><text:span text:style-name="T23"> is deleted and the count of how many object references refer to the object that was referred to by </text:span><text:span text:style-name="Console"><text:span text:style-name="T23">x</text:span></text:span><text:span text:style-name="T23"> is decreased by </text:span><text:span text:style-name="Console"><text:span text:style-name="T23">1</text:span></text:span><text:span text:style-name="T23">. Only when this count reaches </text:span><text:span text:style-name="Console"><text:span text:style-name="T23">0</text:span></text:span><text:span text:style-name="T23"> is </text:span><text:span text:style-name="Console"><text:span text:style-name="T23">__del__()</text:span></text:span><text:span text:style-name="T23"> likely to be called, but Python offers no guarantee that it will ever be called. In view of this, </text:span><text:span text:style-name="Console"><text:span text:style-name="T23">_del__()</text:span></text:span><text:span text:style-name="T23">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3">Python provides two separate mechanisms for ensuring that resources are properly released. One is to use a </text:span><text:span text:style-name="Console"><text:span text:style-name="T23">try … finally</text:span></text:span><text:span text:style-name="T23"> block as we have seen before and will see again in </text:span><text:span text:style-name="T21">Chapter 7 [</text:span><text:a xlink:type="simple" xlink:href="#Chapter 07" text:style-name="Internet_20_link" text:visited-style-name="Visited_20_Internet_20_Link"><text:span text:style-name="T24">299 ➤</text:span></text:a><text:span text:style-name="T21">]</text:span><text:span text:style-name="T23">, and the other is to use a context object in conjunction with a </text:span><text:span text:style-name="Console"><text:span text:style-name="T23">with</text:span></text:span><text:span text:style-name="T23"> statement—this is covered in </text:span><text:span text:style-name="T25">Chapter 8 [</text:span><text:a xlink:type="simple" xlink:href="#Chapter 08" text:style-name="Internet_20_link" text:visited-style-name="Visited_20_Internet_20_Link"><text:span text:style-name="T26">347 ➤</text:span></text:a><text:span text:style-name="T25">]</text:span><text:span text:style-name="T23">.</text:span></text:p></draw:text-box></draw:frame>The bitwise logical <text:span text:style-name="T6">and</text:span> operator (<text:span text:style-name="Console"><text:span text:style-name="T22">&amp;</text:span></text:span>) is provided by the <text:span text:style-name="Console">__and__()</text:span> special method, and the in-place version (<text:span text:style-name="Console">&amp;</text:span><text:span text:style-name="Console"><text:span text:style-name="T22">=</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2">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2">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2">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10">Comp­lete comp­arisons</text:span></text:p><text:p text:style-name="P12"><text:span text:style-name="T11"><text:a xlink:href="#complete_comparisons" xlink:type="simple">385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7">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5"> [</text:span><text:a xlink:type="simple" xlink:href="#Chapter 08" text:style-name="Internet_20_link" text:visited-style-name="Visited_20_Internet_20_Link"><text:span text:style-name="T26">347 ➤</text:span></text:a><text:span text:style-name="T25">]</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21">__abs__(self)</text:span></text:span></text:p>
          </table:table-cell>
          <table:table-cell table:style-name="Table-6.3-Numeric-and-Bitwise-Special-Methods.B3" office:value-type="string">
            <text:p text:style-name="P16"><text:span text:style-name="Console"><text:span text:style-name="T21">abs(x)</text:span></text:span></text:p>
          </table:table-cell>
          <table:table-cell table:style-name="Table-6.3-Numeric-and-Bitwise-Special-Methods.C3" office:value-type="string">
            <text:p text:style-name="P16"><text:span text:style-name="Console"><text:span text:style-name="T21">__complex__(self)</text:span></text:span></text:p>
          </table:table-cell>
          <table:table-cell table:style-name="Table-6.3-Numeric-and-Bitwise-Special-Methods.D3" office:value-type="string">
            <text:p text:style-name="P16"><text:span text:style-name="Console"><text:span text:style-name="T21">complex(x)</text:span></text:span></text:p>
          </table:table-cell>
        </table:table-row>
        <table:table-row>
          <table:table-cell table:style-name="Table-6.3-Numeric-and-Bitwise-Special-Methods.A4" office:value-type="string">
            <text:p text:style-name="P16"><text:span text:style-name="Console"><text:span text:style-name="T21">__float__(self)</text:span></text:span></text:p>
          </table:table-cell>
          <table:table-cell table:style-name="Table-6.3-Numeric-and-Bitwise-Special-Methods.B4" office:value-type="string">
            <text:p text:style-name="P16"><text:span text:style-name="Console"><text:span text:style-name="T21">float(x)</text:span></text:span></text:p>
          </table:table-cell>
          <table:table-cell table:style-name="Table-6.3-Numeric-and-Bitwise-Special-Methods.C4" office:value-type="string">
            <text:p text:style-name="P16"><text:span text:style-name="Console"><text:span text:style-name="T21">__int__(self)</text:span></text:span></text:p>
          </table:table-cell>
          <table:table-cell table:style-name="Table-6.3-Numeric-and-Bitwise-Special-Methods.D4" office:value-type="string">
            <text:p text:style-name="P16"><text:span text:style-name="Console"><text:span text:style-name="T21">int(x)</text:span></text:span></text:p>
          </table:table-cell>
        </table:table-row>
        <table:table-row>
          <table:table-cell table:style-name="Table-6.3-Numeric-and-Bitwise-Special-Methods.A5" office:value-type="string">
            <text:p text:style-name="P16"><text:span text:style-name="Console"><text:span text:style-name="T21">__index__(self)</text:span></text:span></text:p>
          </table:table-cell>
          <table:table-cell table:style-name="Table-6.3-Numeric-and-Bitwise-Special-Methods.B5" office:value-type="string">
            <text:p text:style-name="P16"><text:span text:style-name="Console"><text:span text:style-name="T21">bin(x) oct(x) hex(x)</text:span></text:span></text:p>
          </table:table-cell>
          <table:table-cell table:style-name="Table-6.3-Numeric-and-Bitwise-Special-Methods.C5" office:value-type="string">
            <text:p text:style-name="P16"><text:span text:style-name="Console"><text:span text:style-name="T21">__round__(self,</text:span></text:span></text:p>
            <text:p text:style-name="P16"><text:span text:style-name="Console"><text:span text:style-name="T21"><text:s text:c="10"/>digits)</text:span></text:span></text:p>
          </table:table-cell>
          <table:table-cell table:style-name="Table-6.3-Numeric-and-Bitwise-Special-Methods.D5" office:value-type="string">
            <text:p text:style-name="P16"><text:span text:style-name="Console"><text:span text:style-name="T21">round(x,</text:span></text:span></text:p>
            <text:p text:style-name="P16"><text:span text:style-name="Console"><text:span text:style-name="T21"><text:s text:c="5"/>digits)</text:span></text:span></text:p>
          </table:table-cell>
        </table:table-row>
        <table:table-row>
          <table:table-cell table:style-name="Table-6.3-Numeric-and-Bitwise-Special-Methods.A4" office:value-type="string">
            <text:p text:style-name="P16"><text:span text:style-name="Console"><text:span text:style-name="T21">__pos__(self)</text:span></text:span></text:p>
          </table:table-cell>
          <table:table-cell table:style-name="Table-6.3-Numeric-and-Bitwise-Special-Methods.B6" office:value-type="string">
            <text:p text:style-name="P16"><text:span text:style-name="Console"><text:span text:style-name="T21">+x</text:span></text:span></text:p>
          </table:table-cell>
          <table:table-cell table:style-name="Table-6.3-Numeric-and-Bitwise-Special-Methods.C4" office:value-type="string">
            <text:p text:style-name="P16"><text:span text:style-name="Console"><text:span text:style-name="T21">__neg__(self)</text:span></text:span></text:p>
          </table:table-cell>
          <table:table-cell table:style-name="Table-6.3-Numeric-and-Bitwise-Special-Methods.D6" office:value-type="string">
            <text:p text:style-name="P16"><text:span text:style-name="Console"><text:span text:style-name="T21">-x</text:span></text:span></text:p>
          </table:table-cell>
        </table:table-row>
        <table:table-row>
          <table:table-cell table:style-name="Table-6.3-Numeric-and-Bitwise-Special-Methods.A5" office:value-type="string">
            <text:p text:style-name="P16"><text:span text:style-name="Console"><text:span text:style-name="T21">__add__(self, other)</text:span></text:span></text:p>
          </table:table-cell>
          <table:table-cell table:style-name="Table-6.3-Numeric-and-Bitwise-Special-Methods.B7"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sub__(self, other)</text:span></text:span></text:p>
          </table:table-cell>
          <table:table-cell table:style-name="Table-6.3-Numeric-and-Bitwise-Special-Methods.D7"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iadd__(self, other)</text:span></text:span></text:p>
          </table:table-cell>
          <table:table-cell table:style-name="Table-6.3-Numeric-and-Bitwise-Special-Methods.B8"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sub__(self, other)</text:span></text:span></text:p>
          </table:table-cell>
          <table:table-cell table:style-name="Table-6.3-Numeric-and-Bitwise-Special-Methods.D8"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radd__(self, other)</text:span></text:span></text:p>
          </table:table-cell>
          <table:table-cell table:style-name="Table-6.3-Numeric-and-Bitwise-Special-Methods.B9"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sub__(self, other)</text:span></text:span></text:p>
          </table:table-cell>
          <table:table-cell table:style-name="Table-6.3-Numeric-and-Bitwise-Special-Methods.D9" office:value-type="string">
            <text:p text:style-name="P16"><text:span text:style-name="Console"><text:span text:style-name="T21">y - x</text:span></text:span></text:p>
          </table:table-cell>
        </table:table-row>
        <table:table-row>
          <table:table-cell table:style-name="Table-6.3-Numeric-and-Bitwise-Special-Methods.A4" office:value-type="string">
            <text:p text:style-name="P16"><text:span text:style-name="Console"><text:span text:style-name="T21">__mul__(self, other)</text:span></text:span></text:p>
          </table:table-cell>
          <table:table-cell table:style-name="Table-6.3-Numeric-and-Bitwise-Special-Methods.B10"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mod__(self, other)</text:span></text:span></text:p>
          </table:table-cell>
          <table:table-cell table:style-name="Table-6.3-Numeric-and-Bitwise-Special-Methods.D10"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imul__(self, other)</text:span></text:span></text:p>
          </table:table-cell>
          <table:table-cell table:style-name="Table-6.3-Numeric-and-Bitwise-Special-Methods.B11"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imod__(self, other)</text:span></text:span></text:p>
          </table:table-cell>
          <table:table-cell table:style-name="Table-6.3-Numeric-and-Bitwise-Special-Methods.D11"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rmul__(self, other)</text:span></text:span></text:p>
          </table:table-cell>
          <table:table-cell table:style-name="Table-6.3-Numeric-and-Bitwise-Special-Methods.B12" office:value-type="string">
            <text:p text:style-name="P16"><text:span text:style-name="Console"><text:span text:style-name="T21">y * x</text:span></text:span></text:p>
          </table:table-cell>
          <table:table-cell table:style-name="Table-6.3-Numeric-and-Bitwise-Special-Methods.C4" office:value-type="string">
            <text:p text:style-name="P16"><text:span text:style-name="Console"><text:span text:style-name="T21">__rmod__(self, other)</text:span></text:span></text:p>
          </table:table-cell>
          <table:table-cell table:style-name="Table-6.3-Numeric-and-Bitwise-Special-Methods.D12" office:value-type="string">
            <text:p text:style-name="P16"><text:span text:style-name="Console"><text:span text:style-name="T21">y % x</text:span></text:span></text:p>
          </table:table-cell>
        </table:table-row>
        <table:table-row>
          <table:table-cell table:style-name="Table-6.3-Numeric-and-Bitwise-Special-Methods.A5" office:value-type="string">
            <text:p text:style-name="P16"><text:span text:style-name="Console"><text:span text:style-name="T21">__floordiv__(self,</text:span></text:span></text:p>
            <text:p text:style-name="P16"><text:span text:style-name="Console"><text:span text:style-name="T21"><text:s text:c="13"/>other)</text:span></text:span></text:p>
          </table:table-cell>
          <table:table-cell table:style-name="Table-6.3-Numeric-and-Bitwise-Special-Methods.B13"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truediv__(self,</text:span></text:span></text:p>
            <text:p text:style-name="P16"><text:span text:style-name="Console"><text:span text:style-name="T21"><text:s text:c="12"/>other)</text:span></text:span></text:p>
          </table:table-cell>
          <table:table-cell table:style-name="Table-6.3-Numeric-and-Bitwise-Special-Methods.D13"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ifloordiv__(self,</text:span></text:span></text:p>
            <text:p text:style-name="P16"><text:span text:style-name="Console"><text:span text:style-name="T21"><text:s text:c="14"/>other)</text:span></text:span></text:p>
          </table:table-cell>
          <table:table-cell table:style-name="Table-6.3-Numeric-and-Bitwise-Special-Methods.B14"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truediv__(self,</text:span></text:span></text:p>
            <text:p text:style-name="P16"><text:span text:style-name="Console"><text:span text:style-name="T21"><text:s text:c="13"/>other)</text:span></text:span></text:p>
          </table:table-cell>
          <table:table-cell table:style-name="Table-6.3-Numeric-and-Bitwise-Special-Methods.D14"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rfloordiv__(self,</text:span></text:span></text:p>
            <text:p text:style-name="P16"><text:span text:style-name="Console"><text:span text:style-name="T21"><text:s text:c="14"/>other)</text:span></text:span></text:p>
          </table:table-cell>
          <table:table-cell table:style-name="Table-6.3-Numeric-and-Bitwise-Special-Methods.B15"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truediv__(self,</text:span></text:span></text:p>
            <text:p text:style-name="P16"><text:span text:style-name="Console"><text:span text:style-name="T21"><text:s text:c="13"/>other)</text:span></text:span></text:p>
          </table:table-cell>
          <table:table-cell table:style-name="Table-6.3-Numeric-and-Bitwise-Special-Methods.D15" office:value-type="string">
            <text:p text:style-name="P16"><text:span text:style-name="Console"><text:span text:style-name="T21">y / x</text:span></text:span></text:p>
          </table:table-cell>
        </table:table-row>
        <table:table-row>
          <table:table-cell table:style-name="Table-6.3-Numeric-and-Bitwise-Special-Methods.A4" office:value-type="string">
            <text:p text:style-name="P16"><text:span text:style-name="Console"><text:span text:style-name="T21">__divmod__(self, other)</text:span></text:span></text:p>
          </table:table-cell>
          <table:table-cell table:style-name="Table-6.3-Numeric-and-Bitwise-Special-Methods.B16" office:value-type="string">
            <text:p text:style-name="P16"><text:span text:style-name="Console"><text:span text:style-name="T21">divmod(x, y)</text:span></text:span></text:p>
          </table:table-cell>
          <table:table-cell table:style-name="Table-6.3-Numeric-and-Bitwise-Special-Methods.C4" office:value-type="string">
            <text:p text:style-name="P16"><text:span text:style-name="Console"><text:span text:style-name="T21">__rdivmod__(self,</text:span></text:span></text:p>
            <text:p text:style-name="P16"><text:span text:style-name="Console"><text:span text:style-name="T21"><text:s text:c="12"/>other)</text:span></text:span></text:p>
          </table:table-cell>
          <table:table-cell table:style-name="Table-6.3-Numeric-and-Bitwise-Special-Methods.D16" office:value-type="string">
            <text:p text:style-name="P16"><text:span text:style-name="Console"><text:span text:style-name="T21">divmod(y, x)</text:span></text:span></text:p>
          </table:table-cell>
        </table:table-row>
        <table:table-row>
          <table:table-cell table:style-name="Table-6.3-Numeric-and-Bitwise-Special-Methods.A5" office:value-type="string">
            <text:p text:style-name="P16"><text:span text:style-name="Console"><text:span text:style-name="T21">__pow__(self, other)</text:span></text:span></text:p>
          </table:table-cell>
          <table:table-cell table:style-name="Table-6.3-Numeric-and-Bitwise-Special-Methods.B17"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and__(self, other)</text:span></text:span></text:p>
          </table:table-cell>
          <table:table-cell table:style-name="Table-6.3-Numeric-and-Bitwise-Special-Methods.D17" office:value-type="string">
            <text:p text:style-name="P16"><text:span text:style-name="Console"><text:span text:style-name="T21">x &amp; y</text:span></text:span></text:p>
          </table:table-cell>
        </table:table-row>
        <table:table-row>
          <table:table-cell table:style-name="Table-6.3-Numeric-and-Bitwise-Special-Methods.A4" office:value-type="string">
            <text:p text:style-name="P16"><text:span text:style-name="Console"><text:span text:style-name="T21">__ipow__(self, other)</text:span></text:span></text:p>
          </table:table-cell>
          <table:table-cell table:style-name="Table-6.3-Numeric-and-Bitwise-Special-Methods.B18"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and__(self, other)</text:span></text:span></text:p>
          </table:table-cell>
          <table:table-cell table:style-name="Table-6.3-Numeric-and-Bitwise-Special-Methods.D18" office:value-type="string">
            <text:p text:style-name="P16"><text:span text:style-name="Console"><text:span text:style-name="T21">x &amp;= y</text:span></text:span></text:p>
          </table:table-cell>
        </table:table-row>
        <table:table-row>
          <table:table-cell table:style-name="Table-6.3-Numeric-and-Bitwise-Special-Methods.A5" office:value-type="string">
            <text:p text:style-name="P16"><text:span text:style-name="Console"><text:span text:style-name="T21">__rpow__(self, other)</text:span></text:span></text:p>
          </table:table-cell>
          <table:table-cell table:style-name="Table-6.3-Numeric-and-Bitwise-Special-Methods.B19"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and__(self, other)</text:span></text:span></text:p>
          </table:table-cell>
          <table:table-cell table:style-name="Table-6.3-Numeric-and-Bitwise-Special-Methods.D19" office:value-type="string">
            <text:p text:style-name="P16"><text:span text:style-name="Console"><text:span text:style-name="T21">y &amp; x</text:span></text:span></text:p>
          </table:table-cell>
        </table:table-row>
        <table:table-row>
          <table:table-cell table:style-name="Table-6.3-Numeric-and-Bitwise-Special-Methods.A4" office:value-type="string">
            <text:p text:style-name="P16"><text:span text:style-name="Console"><text:span text:style-name="T21">__xor__(self, other)</text:span></text:span></text:p>
          </table:table-cell>
          <table:table-cell table:style-name="Table-6.3-Numeric-and-Bitwise-Special-Methods.B20"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or__(self, other)</text:span></text:span></text:p>
          </table:table-cell>
          <table:table-cell table:style-name="Table-6.3-Numeric-and-Bitwise-Special-Methods.D20"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ixor__(self, other)</text:span></text:span></text:p>
          </table:table-cell>
          <table:table-cell table:style-name="Table-6.3-Numeric-and-Bitwise-Special-Methods.B21"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ior__(self, other)</text:span></text:span></text:p>
          </table:table-cell>
          <table:table-cell table:style-name="Table-6.3-Numeric-and-Bitwise-Special-Methods.D21"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rxor__(self, other)</text:span></text:span></text:p>
          </table:table-cell>
          <table:table-cell table:style-name="Table-6.3-Numeric-and-Bitwise-Special-Methods.B22" office:value-type="string">
            <text:p text:style-name="P16"><text:span text:style-name="Console"><text:span text:style-name="T21">y ^ x</text:span></text:span></text:p>
          </table:table-cell>
          <table:table-cell table:style-name="Table-6.3-Numeric-and-Bitwise-Special-Methods.C4" office:value-type="string">
            <text:p text:style-name="P16"><text:span text:style-name="Console"><text:span text:style-name="T21">__ror__(self, other)</text:span></text:span></text:p>
          </table:table-cell>
          <table:table-cell table:style-name="Table-6.3-Numeric-and-Bitwise-Special-Methods.D22" office:value-type="string">
            <text:p text:style-name="P16"><text:span text:style-name="Console"><text:span text:style-name="T21">y | x</text:span></text:span></text:p>
          </table:table-cell>
        </table:table-row>
        <table:table-row>
          <table:table-cell table:style-name="Table-6.3-Numeric-and-Bitwise-Special-Methods.A5" office:value-type="string">
            <text:p text:style-name="P16"><text:span text:style-name="Console"><text:span text:style-name="T21">__lshift__(self, other)</text:span></text:span></text:p>
          </table:table-cell>
          <table:table-cell table:style-name="Table-6.3-Numeric-and-Bitwise-Special-Methods.B23" office:value-type="string">
            <text:p text:style-name="P16"><text:span text:style-name="Console"><text:span text:style-name="T21">x &lt;&lt; y</text:span></text:span></text:p>
          </table:table-cell>
          <table:table-cell table:style-name="Table-6.3-Numeric-and-Bitwise-Special-Methods.C5" office:value-type="string">
            <text:p text:style-name="P16"><text:span text:style-name="Console"><text:span text:style-name="T21">__rshift__(self,</text:span></text:span></text:p>
            <text:p text:style-name="P16"><text:span text:style-name="Console"><text:span text:style-name="T21"><text:s text:c="11"/>other)</text:span></text:span></text:p>
          </table:table-cell>
          <table:table-cell table:style-name="Table-6.3-Numeric-and-Bitwise-Special-Methods.D23" office:value-type="string">
            <text:p text:style-name="P16"><text:span text:style-name="Console"><text:span text:style-name="T21">x &gt;&gt; y</text:span></text:span></text:p>
          </table:table-cell>
        </table:table-row>
        <table:table-row>
          <table:table-cell table:style-name="Table-6.3-Numeric-and-Bitwise-Special-Methods.A4" office:value-type="string">
            <text:p text:style-name="P16"><text:span text:style-name="Console"><text:span text:style-name="T21">__ilshift__(self,</text:span></text:span></text:p>
            <text:p text:style-name="P16"><text:span text:style-name="Console"><text:span text:style-name="T21"><text:s text:c="12"/>other)</text:span></text:span></text:p>
          </table:table-cell>
          <table:table-cell table:style-name="Table-6.3-Numeric-and-Bitwise-Special-Methods.B24" office:value-type="string">
            <text:p text:style-name="P16"><text:span text:style-name="Console"><text:span text:style-name="T21">x &lt;&lt;= y</text:span></text:span></text:p>
          </table:table-cell>
          <table:table-cell table:style-name="Table-6.3-Numeric-and-Bitwise-Special-Methods.C4" office:value-type="string">
            <text:p text:style-name="P16"><text:span text:style-name="Console"><text:span text:style-name="T21">__irshift__(self,</text:span></text:span></text:p>
            <text:p text:style-name="P16"><text:span text:style-name="Console"><text:span text:style-name="T21"><text:s text:c="12"/>other)</text:span></text:span></text:p>
          </table:table-cell>
          <table:table-cell table:style-name="Table-6.3-Numeric-and-Bitwise-Special-Methods.D24" office:value-type="string">
            <text:p text:style-name="P16"><text:span text:style-name="Console"><text:span text:style-name="T21">x &gt;&gt;= y</text:span></text:span></text:p>
          </table:table-cell>
        </table:table-row>
        <table:table-row>
          <table:table-cell table:style-name="Table-6.3-Numeric-and-Bitwise-Special-Methods.A5" office:value-type="string">
            <text:p text:style-name="P16"><text:span text:style-name="Console"><text:span text:style-name="T21">__rlshift__(self,</text:span></text:span></text:p>
            <text:p text:style-name="P16"><text:span text:style-name="Console"><text:span text:style-name="T21"><text:s text:c="12"/>other)</text:span></text:span></text:p>
          </table:table-cell>
          <table:table-cell table:style-name="Table-6.3-Numeric-and-Bitwise-Special-Methods.B25" office:value-type="string">
            <text:p text:style-name="P16"><text:span text:style-name="Console"><text:span text:style-name="T21">y &lt;&lt; x</text:span></text:span></text:p>
          </table:table-cell>
          <table:table-cell table:style-name="Table-6.3-Numeric-and-Bitwise-Special-Methods.C5" office:value-type="string">
            <text:p text:style-name="P16"><text:span text:style-name="Console"><text:span text:style-name="T21">__rrshift__(self,</text:span></text:span></text:p>
            <text:p text:style-name="P16"><text:span text:style-name="Console"><text:span text:style-name="T21"><text:s text:c="12"/>other)</text:span></text:span></text:p>
          </table:table-cell>
          <table:table-cell table:style-name="Table-6.3-Numeric-and-Bitwise-Special-Methods.D25" office:value-type="string">
            <text:p text:style-name="P16"><text:span text:style-name="Console"><text:span text:style-name="T21">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21">__invert__(self)</text:span></text:span></text:p>
          </table:table-cell>
          <table:table-cell table:style-name="Table-6.3-Numeric-and-Bitwise-Special-Methods.D26" office:value-type="string">
            <text:p text:style-name="P16"><text:span text:style-name="Console"><text:span text:style-name="T21">~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8">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8">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6">Fuzzy­Bool usage exam­ples</text:span></text:p><text:p><text:span text:style-name="T15"><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9">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ext:bookmark-start text:name="The alternative FuzzyBool class’s inheritance hierarchy"/>The alternative FuzzyBool class’s inheritance hierarchy<text:bookmark-end text:name="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text:bookmark-start text:name="__new__()"/>def __new__(cls, value=0.0)<text:bookmark-end text:name="__new__()"/>:</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9">s</text:span>ed object. But in the case of immutable classes we need to do the creation and <text:span text:style-name="T12">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2">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2">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2">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2">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text:span text:style-name="T8">[</text:span><text:a xlink:type="simple" xlink:href="#Custom Collection Classes" text:style-name="Internet_20_link" text:visited-style-name="Visited_20_Internet_20_Link"><text:span text:style-name="T8">273 ➤</text:span></text:a><text:span text:style-name="T8">]</text:span>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draw:frame text:anchor-type="paragraph" draw:z-index="64" draw:name="p253 jump 1" draw:style-name="gr12" draw:text-style-name="P13" svg:width="1.571cm" svg:height="2.327cm" svg:x="17cm" svg:y="1.623cm"><draw:text-box draw:corner-radius="0.199cm"><text:p text:style-name="P12"><text:span text:style-name="T10">Dynamic program­ming</text:span></text:p><text:p text:style-name="P12"><text:span text:style-name="T11"><text:a xlink:href="#Dynamic Programming and Introspection Functions" xlink:type="simple">357 ⮞</text:a></text:span></text:p></draw:text-box></draw:frame>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30">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30">u</text:span>rs of those points in the image that differ from the background colo<text:span text:style-name="T30">u</text:span>r. This is done by using a dictionary as a kind of sparse array, with each key being an <text:span text:style-name="Console">(x, y)</text:span> coordinate and the corresponding value being the colo<text:span text:style-name="T30">u</text:span>r of that point. If we had a 100 × 100 image and half its points <text:soft-page-break/>are the background colo<text:span text:style-name="T30">u</text:span>r, we would need to store only 5,000 + 1 colo<text:span text:style-name="T30">u</text:span>rs, a considerable saving in memory.</text:p>
      <text:p text:style-name="P3"><draw:frame text:anchor-type="paragraph" draw:z-index="65" draw:name="p253 jump 2" draw:style-name="gr13" draw:text-style-name="P13" svg:width="1.571cm" svg:height="1.449cm" svg:x="17cm" svg:y="1.591cm"><draw:text-box draw:corner-radius="0.199cm"><text:p text:style-name="P12"><text:span text:style-name="T10">Pickles</text:span></text:p><text:p text:style-name="P12"><text:span text:style-name="T11"><text:a xlink:href="#Pickles with Optional Compression" xlink:type="simple">304 ⮞</text:a></text:span></text:p></draw:text-box></draw:frame>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30">u</text:span>rs in the image. Brackets can also be used for getting or deleting (effectively setting to the background colo<text:span text:style-name="T30">u</text:span>r) the colo<text:span text:style-name="T30">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6">html</text:span>-style hexadecimal strings to represent colo<text:span text:style-name="T30">u</text:span>rs. The background colo<text:span text:style-name="T30">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1">(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2">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30">u</text:span>r are optional since defaults are provided. The <text:span text:style-name="Console">self.__data</text:span> <text:span text:style-name="T1">dictionary’s</text:span> keys are <text:span text:style-name="Console">(x, y)</text:span> coordinates and its values are colo<text:span text:style-name="T30">u</text:span>r strings. The <text:span text:style-name="Console">self.__colors</text:span> set is initiali<text:span text:style-name="T9">s</text:span>ed with the background colo<text:span text:style-name="T30">u</text:span>r; it is used to keep track of the unique colo<text:span text:style-name="T30">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5"> [</text:span><text:a xlink:type="simple" xlink:href="#Chapter 08" text:style-name="Internet_20_link" text:visited-style-name="Visited_20_Internet_20_Link"><text:span text:style-name="T26">347 ➤</text:span></text:a><text:span text:style-name="T25">]</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4" draw:text-style-name="P20" svg:width="1.571cm" svg:height="2.301cm" svg:x="-1.6cm" svg:y="-0.326cm"><draw:text-box draw:corner-radius="0.199cm"><text:p text:style-name="P12"><text:span text:style-name="T16">Copying collec­tions</text:span></text:p><text:p><text:span text:style-name="T15"><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30">u</text:span>rs would be to return <text:span text:style-name="Inline_20_Code">set(self.__data.values()) | {self.__background}</text:span> whenever the set of colo<text:span text:style-name="T30">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30">(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21">__contains__(self, x)</text:span></text:span></text:p>
          </table:table-cell>
          <table:table-cell table:style-name="Table-6.4-Collection-Special-Methods.B3" office:value-type="string">
            <text:p text:style-name="P57"><text:span text:style-name="Console"><text:span text:style-name="T21">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21">__delitem__(self, k)</text:span></text:span></text:p>
          </table:table-cell>
          <table:table-cell table:style-name="Table-6.4-Collection-Special-Methods.B4" office:value-type="string">
            <text:p text:style-name="P57"><text:span text:style-name="Console"><text:span text:style-name="T21">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21">__getitem__(self, k)</text:span></text:span></text:p>
          </table:table-cell>
          <table:table-cell table:style-name="Table-6.4-Collection-Special-Methods.B5" office:value-type="string">
            <text:p text:style-name="P57"><text:span text:style-name="Console"><text:span text:style-name="T21">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21">__iter__(self)</text:span></text:span></text:p>
          </table:table-cell>
          <table:table-cell table:style-name="Table-6.4-Collection-Special-Methods.B6" office:value-type="string">
            <text:p text:style-name="P57"><text:span text:style-name="Console"><text:span text:style-name="T21">for x in y:</text:span></text:span></text:p>
            <text:p text:style-name="P57"><text:span text:style-name="Console"><text:span text:style-name="T21"><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21">__len__(self)</text:span></text:span></text:p>
          </table:table-cell>
          <table:table-cell table:style-name="Table-6.4-Collection-Special-Methods.B7" office:value-type="string">
            <text:p text:style-name="P57"><text:span text:style-name="Console"><text:span text:style-name="T21">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21">__reversed__(self)</text:span></text:span></text:p>
          </table:table-cell>
          <table:table-cell table:style-name="Table-6.4-Collection-Special-Methods.B8" office:value-type="string">
            <text:p text:style-name="P57"><text:span text:style-name="Console"><text:span text:style-name="T21">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21">__setitem__(self, k, v)</text:span></text:span></text:p>
          </table:table-cell>
          <table:table-cell table:style-name="Table-6.4-Collection-Special-Methods.B9" office:value-type="string">
            <text:p text:style-name="P57"><text:span text:style-name="Console"><text:span text:style-name="T21"><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30">u</text:span>r to retrieve the colo<text:span text:style-name="T30">u</text:span>r for the given coordinate. This ensures that if the colo<text:span text:style-name="T30">u</text:span>r has never been set for the coordinate the background colo<text:span text:style-name="T30">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32">u</text:span>r we can simply delete the corresponding dictionary item since any coordinate not in the dictionary is assumed to have the background colo<text:span text:style-name="T33">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32">u</text:span>r is different from the background colo<text:span text:style-name="T32">u</text:span>r, we set it for the given coordinate and add it to the set of the unique colo<text:span text:style-name="T32">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33">u</text:span>r is deleted the effect is to make that coordinate’s colo<text:span text:style-name="T33">u</text:span>r the background colo<text:span text:style-name="T33">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32">u</text:span>rs contain more colo<text:span text:style-name="T32">u</text:span>rs than the image actually uses. For example, if a unique non-background colo<text:span text:style-name="T32">u</text:span>r is deleted at a certain pixel, the colo<text:span text:style-name="T33">u</text:span>r remains in the colo<text:span text:style-name="T32">u</text:span>r set even though it is no longer used. Similarly, if a pixel has a unique non-background colo<text:span text:style-name="T32">u</text:span>r and is set to the background colo<text:span text:style-name="T32">u</text:span>r, the unique colo<text:span text:style-name="T32">u</text:span>r is no longer used, but remains in the colo<text:span text:style-name="T32">u</text:span>r set. This means that, at worst, the colo<text:span text:style-name="T32">u</text:span>r set could contain more colo<text:span text:style-name="T32">u</text:span>rs than are actually used by the image (but never less).</text:p>
      <text:p text:style-name="P3">We have chosen to accept the trade-off of potentially having more colo<text:span text:style-name="T32">u</text:span>rs in the colo<text:span text:style-name="T32">u</text:span>r set than are actually used for the sake of better performance, that is, to make setting and deleting a colo<text:span text:style-name="T32">u</text:span>r as fast as possible—especially since storing a few more colo<text:span text:style-name="T32">u</text:span>rs isn’t usually a problem. Of course, if we wanted to ensure that the set of colo<text:span text:style-name="T32">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5"><text:soft-page-break/>self.__colors = (set(self.__data.values()) |</text:p>
      <text:p text:style-name="P6"><text:s text:c="17"/>{self.__background})</text:p>
      <text:p text:style-name="P3">This simply overwrites the set of colo<text:span text:style-name="T32">u</text:span>rs with the set of colo<text:span text:style-name="T32">u</text:span>rs actually used in the image unioned with the background colo<text:span text:style-name="T32">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8">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span text:style-name="T2">299 ➤</text:span></text:a>] we show how to read and write custom binary, text, and <text:span text:style-name="T6">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soft-page-break/><text:tab/><text:tab/>raise SaveError(str(err))</text:p>
      <text:p text:style-name="P61"><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33">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33">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33">u</text:span>rs is reconstructed by making a set of all the colo<text:span text:style-name="T33">u</text:span>rs in the <text:span text:style-name="T1">coordinate–color</text:span> dictionary and then adding the background colo<text:span text:style-name="T33">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6">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3">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text:a xlink:type="simple" xlink:href="#Chapter 08" text:style-name="Internet_20_link" text:visited-style-name="Visited_20_Internet_20_Link"><text:span text:style-name="T2">347 ➤</text:span></text:a>] we will see that classes can make promises about the <text:span text:style-name="T6">api</text:span> they offer. For example, a list provides the <text:span text:style-name="T1">MutableSequence</text:span> <text:span text:style-name="T6">api</text:span> which means <text:soft-page-break/>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6">api</text:span>. If we were to create <text:span text:style-name="T1">SortedList</text:span> by inheriting list, the resultant class would claim to be a mutable sequence but would not have the complete <text:span text:style-name="T6">api</text:span>.</text:p>
      <text:p text:style-name="P3">In view of this the <text:span text:style-name="T1">SortedList</text:span> does not inherit <text:span text:style-name="T1">list</text:span> and so makes no promises about its <text:span text:style-name="T6">api</text:span>. On the other hand, the next subsection’s <text:span text:style-name="T1">SortedDict</text:span> class supports the complete <text:span text:style-name="T1">MutableMapping</text:span> <text:span text:style-name="T6">api</text:span> that the <text:span text:style-name="Console">dict</text:span> class provides, so we can make it a <text:span text:style-name="Console">dict</text:span> <text:span text:style-name="T12">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5" draw:text-style-name="P20" svg:width="1.571cm" svg:height="1.856cm" svg:x="-1.6cm" svg:y="0cm"><draw:text-box draw:corner-radius="0.199cm"><text:p text:style-name="P12"><text:span text:style-name="T16">Lambda functions</text:span></text:p><text:p><text:span text:style-name="T15"><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2">initialiser</text:span>:</text:p>
      <text:p text:style-name="P24"><text:soft-page-break/>class SortedList:</text:p>
      <text:p text:style-name="P24"/>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span text:style-name="T2">347 ➤</text:span></text:a>].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2"><text:span text:style-name="T23">When this method is called the given value must be inserted into the private </text:span><text:span text:style-name="Console"><text:span text:style-name="T23">self.__list</text:span></text:span><text:span text:style-name="T23"> in the correct position to preserve the </text:span><text:span text:style-name="T34">list’s</text:span><text:span text:style-name="T23"> order. The private </text:span><text:span text:style-name="Console"><text:span text:style-name="T23">SortedList.__bisect_left()</text:span></text:span><text:span text:style-name="T23"> method returns the required index position as we will see in a moment. If the new value is larger than any other value in the list it must go at the end, so the index position will be equal to the list’s length (</text:span><text:span text:style-name="T34">list</text:span><text:span text:style-name="T23"> index positions go from </text:span><text:span text:style-name="Inline_20_Code"><text:span text:style-name="T23">0</text:span></text:span><text:span text:style-name="T23"> to </text:span><text:span text:style-name="Inline_20_Code"><text:span text:style-name="T23">len(L) - 1</text:span></text:span><text:span text:style-name="T23">)—if this is the case we append the new value. Otherwise, we insert the new value at the given index position—which will be at index position </text:span><text:span text:style-name="Console"><text:span text:style-name="T23">0</text:span></text:span><text:span text:style-name="T23">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8">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6">collec­tions.­OrderedDict</text:span></text:p><text:p><text:span text:style-name="T15"><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2">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2">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2">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text:soft-page-break/>@classmethod</text:p>
      <text:p text:style-name="P19">def fromkeys(cls, iterable, value=None, key=None):</text:p>
      <text:p text:style-name="P67"><text:tab/>return cls({k: value for k in iterable}, key)</text:p>
      <text:p text:style-name="P68">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2">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11">A generator function or generator method is one which contains a yield expression. When a generator function is called it returns an iterator. Values are extracted from the iterator one at a time by calling its </text:span><text:span text:style-name="Console"><text:span text:style-name="T11">__next__()</text:span></text:span><text:span text:style-name="T11"> method. At each call to </text:span><text:span text:style-name="Console"><text:span text:style-name="T11">__next__()</text:span></text:span><text:span text:style-name="T11"> the generator function’s yield expression’s value (</text:span><text:span text:style-name="Console"><text:span text:style-name="T11">None</text:span></text:span><text:span text:style-name="T11"> if none is specified) is returned. If the generator function finishes or executes a return a </text:span><text:span text:style-name="T35">StopIteration</text:span><text:span text:style-name="T11"> exception is raised.</text:span></text:p><text:p text:style-name="SideBar"><text:span text:style-name="T11">In practice we rarely call </text:span><text:span text:style-name="Console"><text:span text:style-name="T11">__next__()</text:span></text:span><text:span text:style-name="T11"> or catch a </text:span><text:span text:style-name="T35">StopIteration</text:span><text:span text:style-name="T11">. Instead, we just use a generator like any other iterable. Here are two almost equivalent functions. The one on the left returns a </text:span><text:span text:style-name="T35">list</text:span><text:span text:style-name="T11"> and the one on the right returns a </text:span><text:span text:style-name="T35">generator</text:span><text:span text:style-name="T11">.</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1"># Build and return a list</text:span></text:span></text:p><text:p text:style-name="Table_20_Contents"><text:span text:style-name="Console"><text:span text:style-name="T21">def letter_range(a, z):</text:span></text:span></text:p><text:p text:style-name="Table_20_Contents"><text:span text:style-name="Console"><text:span text:style-name="T21"><text:s text:c="3"/>result = []</text:span></text:span></text:p><text:p text:style-name="Table_20_Contents"><text:span text:style-name="Console"><text:span text:style-name="T21"><text:s text:c="3"/>while ord(a) &lt; ord(z):</text:span></text:span></text:p><text:p text:style-name="Table_20_Contents"><text:span text:style-name="Console"><text:span text:style-name="T21"><text:s text:c="6"/>result.append(a)</text:span></text:span></text:p><text:p text:style-name="Table_20_Contents"><text:span text:style-name="Console"><text:span text:style-name="T21"><text:s text:c="6"/>a = chr(ord(a) + 1)</text:span></text:span></text:p><text:p text:style-name="Table_20_Contents"><text:span text:style-name="Console"><text:span text:style-name="T21"><text:s text:c="3"/>return result</text:span></text:span></text:p></table:table-cell><table:table-cell table:style-name="equivalenceCode-18.B1" office:value-type="string"><text:p text:style-name="Table_20_Contents"><text:span text:style-name="Console"><text:span text:style-name="T21"># Return each value on demand</text:span></text:span></text:p><text:p text:style-name="Table_20_Contents"><text:span text:style-name="Console"><text:span text:style-name="T21">def letter_range(a, z):</text:span></text:span></text:p><text:p text:style-name="Table_20_Contents"><text:span text:style-name="Console"><text:span text:style-name="T21"><text:s text:c="3"/>while ord(a) &lt; ord(z):</text:span></text:span></text:p><text:p text:style-name="Table_20_Contents"><text:span text:style-name="Console"><text:span text:style-name="T21"><text:s text:c="6"/>yield a</text:span></text:span></text:p><text:p text:style-name="Table_20_Contents"><text:span text:style-name="Console"><text:span text:style-name="T21"><text:s text:c="6"/>a = chr(ord(a) + 1)</text:span></text:span></text:p></table:table-cell></table:table-row></table:table><text:p text:style-name="SideBar"><text:span text:style-name="T11">We can iterate over the result produced by either function using a </text:span><text:span text:style-name="Console"><text:span text:style-name="T11">for</text:span></text:span><text:span text:style-name="T11"> loop, for example,</text:span><text:span text:style-name="Inline_20_Code"><text:span text:style-name="T11"> for letter in letter_range("m", "v"):</text:span></text:span><text:span text:style-name="T11">. But if we want a list of the resultant letters, although calling </text:span><text:span text:style-name="Inline_20_Code"><text:span text:style-name="T11">letter_range("m", "v")</text:span></text:span><text:span text:style-name="T11"> is sufficient for the left-hand function, for the right-hand generator function we must use </text:span><text:span text:style-name="Inline_20_Code"><text:span text:style-name="T11">list(letter_range("m", "v"))</text:span></text:span><text:span text:style-name="T11">.</text:span></text:p><text:p text:style-name="P71">Generator functions and methods (and generator expressions) are covered more fully in Chapter 8 [<text:a xlink:type="simple" xlink:href="#Chapter 08" text:style-name="Internet_20_link" text:visited-style-name="Visited_20_Internet_20_Link"><text:span text:style-name="T2">347 ➤</text:span></text:a>].</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6" draw:text-style-name="P13" svg:width="1.571cm" svg:height="1.997cm" svg:x="17cm" svg:y="0cm"><draw:text-box draw:corner-radius="0.199cm"><text:p text:style-name="P12"><text:span text:style-name="T10">Gener­ators</text:span></text:p><text:p text:style-name="P12"><text:span text:style-name="T11"><text:a xlink:href="#Generator Expressions and Functions" xlink:type="simple">349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2">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6">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2">sub-class</text:span> provides, but it should be used with care since it breaks the expectation that a <text:span text:style-name="T12">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2">initialisation</text:span> are separate operations and that Python allows us to control both, although in almost every case we only need to customize <text:span text:style-name="T12">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2">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6">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he Object-Oriented Approach</text:chapter><text:tab/><text:page-number text:select-page="current">3</text:page-number></text:p>
      </style:header>
      <style:header-left>
        <text:p text:style-name="MP2"><text:page-number text:select-page="current">52</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01:56:39.710843262</dc:date>
    <meta:editing-duration>PT5H3M25S</meta:editing-duration>
    <meta:editing-cycles>20</meta:editing-cycles>
    <meta:generator>LibreOffice/24.8.3.2$Linux_X86_64 LibreOffice_project/48a6bac9e7e268aeb4c3483fcf825c94556d9f92</meta:generator>
    <meta:document-statistic meta:table-count="5" meta:image-count="7" meta:object-count="0" meta:page-count="53" meta:paragraph-count="1059" meta:word-count="19123" meta:character-count="118230" meta:non-whitespace-character-count="99116"/>
  </office:meta>
</office:document-meta>
</file>